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6433in" svg:height="2.6118in" svg:x="4.0992in" svg:y="0.802in">
            <draw:object draw:notify-on-update-of-ranges="Sheet1.A1:Sheet1.A1 Sheet1.A2:Sheet1.A15 Sheet1.B1:Sheet1.B1 Sheet1.B2:Sheet1.B15 Sheet1.A1:Sheet1.A1 Sheet1.A2:Sheet1.A15 Sheet1.C1:Sheet1.C1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2815in" svg:height="2.4083in" svg:x="2.0362in" svg:y="4.2685in">
            <draw:object draw:notify-on-update-of-ranges="Sheet1.A23:Sheet1.A23 Sheet1.A24:Sheet1.A27 Sheet1.B23:Sheet1.B23 Sheet1.B24:Sheet1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all of </text:p>
          </table:table-cell>
          <table:table-cell office:value-type="string" calcext:value-type="string">
            <text:p>applied</text:p>
          </table:table-cell>
          <table:table-cell office:value-type="string" calcext:value-type="string">
            <text:p>admitted</text:p>
          </table:table-cell>
          <table:table-cell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20" calcext:value-type="float">
            <text:p>3120</text:p>
          </table:table-cell>
          <table:table-cell office:value-type="float" office:value="1804" calcext:value-type="float">
            <text:p>180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ean enrolled:</text:p>
          </table:table-cell>
          <table:table-cell office:value-type="float" office:value="425.9285714" calcext:value-type="float">
            <text:p>425.928571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14" calcext:value-type="float">
            <text:p>2214</text:p>
          </table:table-cell>
          <table:table-cell office:value-type="float" office:value="1485" calcext:value-type="float">
            <text:p>148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ptance rate:</text:p>
          </table:table-cell>
          <table:table-cell table:style-name="ce1" office:value-type="percentage" office:value="0.688" calcext:value-type="percentage">
            <text:p>68.80%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06" calcext:value-type="float">
            <text:p>2206</text:p>
          </table:table-cell>
          <table:table-cell office:value-type="float" office:value="1591" calcext:value-type="float">
            <text:p>159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tandard deviation</text:p>
          </table:table-cell>
          <table:table-cell office:value-type="float" office:value="6.047" calcext:value-type="float">
            <text:p>6.04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85" calcext:value-type="float">
            <text:p>2285</text:p>
          </table:table-cell>
          <table:table-cell office:value-type="float" office:value="1638" calcext:value-type="float">
            <text:p>1638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00" calcext:value-type="float">
            <text:p>2900</text:p>
          </table:table-cell>
          <table:table-cell office:value-type="float" office:value="2038" calcext:value-type="float">
            <text:p>2038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93" calcext:value-type="float">
            <text:p>2993</text:p>
          </table:table-cell>
          <table:table-cell office:value-type="float" office:value="2139" calcext:value-type="float">
            <text:p>2139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25" calcext:value-type="float">
            <text:p>4125</text:p>
          </table:table-cell>
          <table:table-cell office:value-type="float" office:value="2622" calcext:value-type="float">
            <text:p>2622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80" calcext:value-type="float">
            <text:p>4380</text:p>
          </table:table-cell>
          <table:table-cell office:value-type="float" office:value="2771" calcext:value-type="float">
            <text:p>2771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850" calcext:value-type="float">
            <text:p>4850</text:p>
          </table:table-cell>
          <table:table-cell office:value-type="float" office:value="3001" calcext:value-type="float">
            <text:p>3001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92" calcext:value-type="float">
            <text:p>5192</text:p>
          </table:table-cell>
          <table:table-cell office:value-type="float" office:value="3267" calcext:value-type="float">
            <text:p>3267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46" calcext:value-type="float">
            <text:p>5146</text:p>
          </table:table-cell>
          <table:table-cell office:value-type="float" office:value="3587" calcext:value-type="float">
            <text:p>3587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73" calcext:value-type="float">
            <text:p>5773</text:p>
          </table:table-cell>
          <table:table-cell office:value-type="float" office:value="4277" calcext:value-type="float">
            <text:p>4277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220" calcext:value-type="float">
            <text:p>6220</text:p>
          </table:table-cell>
          <table:table-cell office:value-type="float" office:value="4724" calcext:value-type="float">
            <text:p>4724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187" calcext:value-type="float">
            <text:p>7187</text:p>
          </table:table-cell>
          <table:table-cell office:value-type="float" office:value="5369" calcext:value-type="float">
            <text:p>5369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:</text:p>
          </table:table-cell>
          <table:table-cell table:formula="of:=SUM([.B2:.B15])" office:value-type="float" office:value="58591" calcext:value-type="float">
            <text:p>58591</text:p>
          </table:table-cell>
          <table:table-cell table:formula="of:=SUM([.C2:.C15])" office:value-type="float" office:value="40313" calcext:value-type="float">
            <text:p>40313</text:p>
          </table:table-cell>
          <table:table-cell table:formula="of:=SUM([.D2:.D15])/14" office:value-type="float" office:value="425.928571428571" calcext:value-type="float">
            <text:p>425.928571428571</text:p>
          </table:table-cell>
          <table:table-cell office:value-type="string" calcext:value-type="string">
            <text:p>:M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STDEV([.B2:.B15])" office:value-type="float" office:value="1610.39863503925" calcext:value-type="float">
            <text:p>1610.39863503925</text:p>
          </table:table-cell>
          <table:table-cell table:formula="of:=STDEV([.C2:.C16])" office:value-type="float" office:value="9738.38071364072" calcext:value-type="float">
            <text:p>9738.38071364072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Percentiles</text:p>
          </table:table-cell>
          <table:table-cell office:value-type="string" calcext:value-type="string">
            <text:p>ferq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0T12:37:47.420000000</meta:creation-date>
    <dc:date>2022-08-01T20:15:32.827000000</dc:date>
    <meta:editing-duration>PT6M34S</meta:editing-duration>
    <meta:editing-cycles>1</meta:editing-cycles>
    <meta:document-statistic meta:table-count="1" meta:cell-count="83" meta:object-count="2"/>
    <meta:generator>LibreOffice/7.3.4.2$Windows_X86_64 LibreOffice_project/728fec16bd5f605073805c3c9e7c4212a0120dc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95cm" svg:height="6.635cm" xlink:href=".." xlink:type="simple" chart:class="chart:scatter" chart:style-name="ch1">
        <chart:title svg:x="4.103cm" svg:y="0.268cm" chart:style-name="ch2">
          <text:p>Acceptance Rate</text:p>
        </chart:title>
        <chart:legend chart:legend-position="end" svg:x="9.093cm" svg:y="2.777cm" style:legend-expansion="high" chart:style-name="ch3"/>
        <chart:plot-area chart:style-name="ch4" table:cell-range-address="Sheet1.A1:Sheet1.C15" chart:data-source-has-labels="row" svg:x="1.229cm" svg:y="1.205cm" svg:width="7.629cm" svg:height="4.334cm">
          <chart:coordinate-region svg:x="2.256cm" svg:y="1.4cm" svg:width="6.463cm" svg:height="3.065cm"/>
          <chart:axis chart:dimension="x" chart:name="primary-x" chart:style-name="ch5">
            <chart:title svg:x="4.509cm" svg:y="5.672cm" chart:style-name="ch6">
              <text:p>Fall of:</text:p>
            </chart:title>
          </chart:axis>
          <chart:axis chart:dimension="y" chart:name="primary-y" chart:style-name="ch7">
            <chart:title svg:x="0.451cm" svg:y="5.546cm" chart:style-name="ch8">
              <text:p>Applied vs. Admitted Students</text:p>
            </chart:title>
            <chart:grid chart:style-name="ch9" chart:class="major"/>
          </chart:axis>
          <chart:series chart:style-name="ch10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11" chart:values-cell-range-address="Sheet1.C2:Sheet1.C15" chart:label-cell-address="Sheet1.C1:Sheet1.C1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lied</text:p>
                <draw:g>
                  <svg:desc>Sheet1.B1:Sheet1.B1</svg:desc>
                </draw:g>
              </table:table-cell>
              <table:table-cell office:value-type="string">
                <text:p>admitt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15</svg:desc>
                </draw:g>
              </table:table-cell>
              <table:table-cell office:value-type="float" office:value="3120">
                <text:p>3120</text:p>
                <draw:g>
                  <svg:desc>Sheet1.B2:Sheet1.B15</svg:desc>
                </draw:g>
              </table:table-cell>
              <table:table-cell office:value-type="float" office:value="1804">
                <text:p>1804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2214">
                <text:p>2214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2206">
                <text:p>2206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2285">
                <text:p>2285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900">
                <text:p>290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2993">
                <text:p>2993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4125">
                <text:p>4125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3">
                <text:p>2013</text:p>
              </table:table-cell>
              <table:table-cell office:value-type="float" office:value="4380">
                <text:p>4380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4">
                <text:p>2014</text:p>
              </table:table-cell>
              <table:table-cell office:value-type="float" office:value="4850">
                <text:p>4850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5">
                <text:p>2015</text:p>
              </table:table-cell>
              <table:table-cell office:value-type="float" office:value="5192">
                <text:p>519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6">
                <text:p>2016</text:p>
              </table:table-cell>
              <table:table-cell office:value-type="float" office:value="5146">
                <text:p>5146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7">
                <text:p>2017</text:p>
              </table:table-cell>
              <table:table-cell office:value-type="float" office:value="5773">
                <text:p>5773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8">
                <text:p>2018</text:p>
              </table:table-cell>
              <table:table-cell office:value-type="float" office:value="6220">
                <text:p>6220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9">
                <text:p>2019</text:p>
              </table:table-cell>
              <table:table-cell office:value-type="float" office:value="7187">
                <text:p>7187</text:p>
              </table:table-cell>
              <table:table-cell office:value-type="float" office:value="5369">
                <text:p>5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76cm" svg:height="6.118cm" xlink:href=".." xlink:type="simple" chart:class="chart:bar" chart:style-name="ch1">
        <chart:legend chart:legend-position="end" svg:x="9.504cm" svg:y="2.764cm" style:legend-expansion="high" chart:style-name="ch2"/>
        <chart:plot-area chart:style-name="ch3" table:cell-range-address="Sheet1.A23:Sheet1.B27" chart:data-source-has-labels="both" svg:x="0.217cm" svg:y="0.122cm" svg:width="9.07cm" svg:height="5.874cm">
          <chart:coordinate-region svg:x="0.662cm" svg:y="0.317cm" svg:width="8.625cm" svg:height="5.04cm"/>
          <chart:axis chart:dimension="x" chart:name="primary-x" chart:style-name="ch4" chartooo:axis-type="auto">
            <chartooo:date-scale/>
            <chart:categories table:cell-range-address="Sheet1.A24:Sheet1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4:Sheet1.B27" chart:label-cell-address="Sheet1.B23:Sheet1.B2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q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float" office:value="75">
                <text:p>75</text:p>
                <draw:g>
                  <svg:desc>Sheet1.A24:Sheet1.A27</svg:desc>
                </draw:g>
              </table:table-cell>
              <table:table-cell office:value-type="float" office:value="6">
                <text:p>6</text:p>
                <draw:g>
                  <svg:desc>Sheet1.B24:Sheet1.B27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